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Картина 1" text:anchor-type="as-char" svg:x="0in" svg:y="0in" svg:width="6.26806in" svg:height="8.35047in" style:rel-width="scale" style:rel-height="scale"><draw:image xlink:href="media/image1.jpeg" xlink:type="simple" xlink:show="embed" xlink:actuate="onLoad"/><svg:title/><svg:desc>Картина, която съдържа текст

Описанието е генерирано автоматично</svg:desc></draw:frame><text:soft-page-break/><draw:frame draw:style-name="a1" draw:name="Картина 2" text:anchor-type="as-char" svg:x="0in" svg:y="0in" svg:width="6.26806in" svg:height="8.35in" style:rel-width="scale" style:rel-height="scale"><draw:image xlink:href="media/image2.jpeg" xlink:type="simple" xlink:show="embed" xlink:actuate="onLoad"/><svg:title/><svg:desc>Картина, която съдържа текст

Описанието е генерирано автоматично</svg:desc></draw:frame><text:soft-page-break/><draw:frame draw:style-name="a2" draw:name="Картина 3" text:anchor-type="as-char" svg:x="0in" svg:y="0in" svg:width="6.27569in" svg:height="8.34514in" style:rel-width="scale" style:rel-height="scale"><draw:image xlink:href="media/image3.jpeg" xlink:type="simple" xlink:show="embed" xlink:actuate="onLoad"/><svg:title/><svg:desc/></draw:frame><text:soft-page-break/><draw:frame draw:style-name="a3" draw:name="Картина 4" text:anchor-type="as-char" svg:x="0in" svg:y="0in" svg:width="6.27569in" svg:height="8.34514in" style:rel-width="scale" style:rel-height="scale"><draw:image xlink:href="media/image4.jpeg" xlink:type="simple" xlink:show="embed" xlink:actuate="onLoad"/><svg:title/><svg:desc/></draw:frame><text:soft-page-break/><draw:frame draw:style-name="a4" draw:name="Картина 5" text:anchor-type="as-char" svg:x="0in" svg:y="0in" svg:width="6.27569in" svg:height="8.34514in" style:rel-width="scale" style:rel-height="scale"><draw:image xlink:href="media/image5.jpeg" xlink:type="simple" xlink:show="embed" xlink:actuate="onLoad"/><svg:title/><svg:desc/></draw:frame><text:soft-page-break/><draw:frame draw:style-name="a5" draw:transform="translate(-4.58238in -3.42423in) rotate(-1.5708) translate(4.58238in 3.42423in)" draw:name="Картина 6" text:anchor-type="as-char" svg:width="9.16476in" svg:height="6.84847in" style:rel-width="scale" style:rel-height="scale"><draw:image xlink:href="media/image6.jpeg" xlink:type="simple" xlink:show="embed" xlink:actuate="onLoad"/><svg:title/><svg:desc/></draw:frame><text:soft-page-break/><draw:frame draw:style-name="a6" draw:transform="translate(-4.32033in -3.22841in) rotate(-1.5708) translate(4.32033in 3.22841in)" draw:name="Картина 7" text:anchor-type="as-char" svg:width="8.64065in" svg:height="6.45683in" style:rel-width="scale" style:rel-height="scale"><draw:image xlink:href="media/image7.jpeg" xlink:type="simple" xlink:show="embed" xlink:actuate="onLoad"/><svg:title/><svg:desc/></draw:frame><text:soft-page-break/><draw:frame draw:style-name="a7" draw:name="Картина 8" text:anchor-type="as-char" svg:x="0in" svg:y="0in" svg:width="6.27569in" svg:height="8.34514in" style:rel-width="scale" style:rel-height="scale"><draw:image xlink:href="media/image8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ристиян Маринов</meta:initial-creator>
    <dc:creator>Кристиян Маринов</dc:creator>
    <meta:creation-date>2022-05-15T18:46:00Z</meta:creation-date>
    <dc:date>2022-05-15T18:48:00Z</dc:date>
    <meta:template xlink:href="Normal" xlink:type="simple"/>
    <meta:editing-cycles>1</meta:editing-cycles>
    <meta:editing-duration>PT120S</meta:editing-duration>
    <meta:document-statistic meta:page-count="8" meta:paragraph-count="1" meta:word-count="1" meta:character-count="8" meta:row-count="1" meta:non-whitespace-character-count="8"/>
  </office:meta>
</office:document-meta>
</file>